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092" officeooo:paragraph-rsid="00042092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o importar artigos do Joomla </text:h>
      <text:p text:style-name="Text_20_body">Olá pessoal, neste artigo vou mostrar pra vocês como podem fazer pra importar artigos do Joomla de versões mais antigas para mais recentes.</text:p>
      <text:p text:style-name="Text_20_body">As vezes o desenvolvedor só quer salvar os artigos e não o restante do site, ou então vai atualizar o Joomla e sabemos que do 1.5 para o 3.x é praticamente refazer o site. Então importar apenas os artigos é uma alternativa.</text:p>
      <text:h text:style-name="Heading_20_2" text:outline-level="2">Exportando artigos do Joomla</text:h>
      <text:p text:style-name="Text_20_body">Para exportar os artigos do Joomla você irá precisar de um instalar no seu Joomla a extensão <text:a xlink:type="simple" xlink:href="http://extensions.joomla.org/extensions/migration-a-conversion/data-import-a-export/12816" office:target-frame-name="_blank" xlink:show="new" text:style-name="Internet_20_link" text:visited-style-name="Visited_20_Internet_20_Link">J2XML</text:a>.</text:p>
      <text:p text:style-name="Text_20_body">Se for Joomla 1.5 tem uma versão somente para 1.5, se for 2.5 ou 3.x tem outra versão.</text:p>
      <text:list xml:id="list8590358956534272292" text:style-name="L1">
        <text:list-item>
          <text:p text:style-name="P4">Faça instalação do plugin pro Joomla 1.5; </text:p>
        </text:list-item>
        <text:list-item>
          <text:p text:style-name="P4">Ative o plugin System - JC2XML plugin. </text:p>
        </text:list-item>
        <text:list-item>
          <text:p text:style-name="P4">Vá em gerenciador de artigos e selecione os artigos que quer Exportar </text:p>
        </text:list-item>
        <text:list-item>
          <text:p text:style-name="P4">OBS: o plugin permite exportar artigos, categorias e imagens, o ideal é fazer um por vez. </text:p>
        </text:list-item>
        <text:list-item>
          <text:p text:style-name="P2">Clique em exportar e vai salvar um arquivo XML. </text:p>
        </text:list-item>
      </text:list>
      <text:h text:style-name="Heading_20_2" text:outline-level="2" text:is-list-header="true">Importando artigos no Joomla</text:h>
      <text:p text:style-name="Text_20_body">Agora vá no seu projeto com Joomla mais atual e faça instalação da versão do plugin J2XML Importer.</text:p>
      <text:list xml:id="list2309644422093756811" text:style-name="L2">
        <text:list-item>
          <text:p text:style-name="P5">Depois de instalado vá em Componentes &gt; J2XML </text:p>
        </text:list-item>
        <text:list-item>
          <text:p text:style-name="P5">Clique no canto superior direito em Opções </text:p>
        </text:list-item>
        <text:list-item>
          <text:p text:style-name="P5">Informe o que vai importar </text:p>
        </text:list-item>
        <text:list-item>
          <text:p text:style-name="P5">Na aba avançado deixe marcado como SIM, isso vai fazer com que os artigos mantenham os mesmos IDs </text:p>
        </text:list-item>
        <text:list-item>
          <text:p text:style-name="P5">Depois salve. </text:p>
        </text:list-item>
        <text:list-item>
          <text:p text:style-name="P5">Agora selecione o arquivo XML exportado e clique em IMPORTAR. </text:p>
        </text:list-item>
        <text:list-item>
          <text:p text:style-name="P3">Vai aparecer o relatório da importação. </text:p>
        </text:list-item>
      </text:list>
      <text:p text:style-name="Text_20_body">Feito isso ta importado seus artigos, espero que gostem, comentem abaixo!</text:p>
      <text:p text:style-name="Text_20_body"><text:span text:style-name="Strong_20_Emphasis">Renato Moreira</text:span></text:p>
      <text:p text:style-name="Text_20_body">P.S: <text:a xlink:type="simple" xlink:href="http://www.joomlabr.org/importar-conteudo-do-blogger-para-o-joomla" office:target-frame-name="_blank" xlink:show="new" text:style-name="Internet_20_link" text:visited-style-name="Visited_20_Internet_20_Link">Caso queira importar artigos do Blogger no Joomla, recomendo que leia este artigo aqui.</text:a></text:p>
      <text:p text:style-name="Standard">pessoal, ativem a extensão php_xls do php que vai funcionar.. <text:s/></text:p>
      <text:p text:style-name="Standard"/>
      <text:p text:style-name="P1"><text:a xlink:type="simple" xlink:href="http://www.joomlabr.org/importar-artigos-joomla" text:style-name="Internet_20_link" text:visited-style-name="Visited_20_Internet_20_Link">http://www.joomlabr.org/importar-artigos-joomla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7:44:44.107000000</meta:creation-date>
    <dc:date>2015-11-01T17:51:11.953000000</dc:date>
    <meta:editing-duration>PT6M26S</meta:editing-duration>
    <meta:editing-cycles>3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25" meta:word-count="290" meta:character-count="1667" meta:non-whitespace-character-count="1398"/>
  </office:meta>
</office:document-meta>
</file>